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stretchy="false">∫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i>x</mi>
            <mo stretchy="false">=</mo>
            <msup>
              <mi>e</mi>
              <mi>y</mi>
            </msup>
          </mrow>
        </mtd>
      </mtr>
      <mtr>
        <mtd>
          <mrow>
            <mo stretchy="false">⇒</mo>
            <mrow>
              <mi mathvariant="italic">dx</mi>
              <mo stretchy="false">=</mo>
              <mrow>
                <msup>
                  <mi>e</mi>
                  <mi>y</mi>
                </msup>
                <mo stretchy="false">∗</mo>
                <mi mathvariant="italic">dy</mi>
              </mrow>
            </mrow>
          </mrow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y</mi>
                  </msup>
                </mrow>
                <mo fence="true" stretchy="false">)</mo>
              </mrow>
              <mo stretchy="false">=</mo>
              <mi>y</mi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stretchy="false">∫</mo>
                <mi>ln</mi>
              </mrow>
            </mrow>
            <mrow>
              <mrow>
                <mo fence="true" stretchy="false">(</mo>
                <mrow>
                  <msup>
                    <mi>e</mi>
                    <mi>y</mi>
                  </msup>
                </mrow>
                <mo fence="true" stretchy="false">)</mo>
              </mrow>
              <mo stretchy="false">∗</mo>
              <msup>
                <mi>e</mi>
                <mi>y</mi>
              </msup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stretchy="false">∫</mo>
                <mi>y</mi>
              </mrow>
              <mo stretchy="false">∗</mo>
              <msup>
                <mi>e</mi>
                <mi>y</mi>
              </msup>
              <mo stretchy="false">∗</mo>
              <mi mathvariant="italic">dy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>y</mi>
                <mo stretchy="false">∗</mo>
                <msup>
                  <mi>e</mi>
                  <mi>y</mi>
                </msup>
              </mrow>
              <mo stretchy="false">−</mo>
              <mrow>
                <mrow>
                  <mo stretchy="false">∫</mo>
                  <msup>
                    <mi>e</mi>
                    <mi>y</mi>
                  </msup>
                </mrow>
                <mo stretchy="false">∗</mo>
                <mi mathvariant="italic">dy</mi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i>y</mi>
                <mo stretchy="false">∗</mo>
                <msup>
                  <mi>e</mi>
                  <mi>y</mi>
                </msup>
              </mrow>
              <mo stretchy="false">−</mo>
              <msup>
                <mi>e</mi>
                <mi>y</mi>
              </msup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>x</mi>
              </mrow>
              <mo stretchy="false">−</mo>
              <mi>x</mi>
              <mo stretchy="false">+</mo>
              <mi>C</mi>
            </mrow>
          </mrow>
        </mtd>
      </mtr>
    </mtable>
    <annotation encoding="StarMath 5.0">int ln( x )*dx
newline
newline
x=e^y
newline
drarrow dx=e^y*dy
newline
drarrow ln( x )=ln( e^y ) =y
newline
newline
`= int ln( e^y )*e^y*dy
newline
newline
`= int y*e^y*dy
newline
newline
`= y*e^y - int e^y*dy
newline
newline
`= y*e^y - e^y+C
newline
newline
`= ln(x)*x - x+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10:11.360015297</meta:creation-date>
    <meta:generator>LibreOffice/5.0.5.2$Linux_X86_64 LibreOffice_project/00$Build-2</meta:generator>
  </office:meta>
</office:document-meta>
</file>